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f7b96" officeooo:paragraph-rsid="000f7b96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f7b96" officeooo:paragraph-rsid="000f7b96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f7b96" officeooo:paragraph-rsid="000f7b96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8pt" officeooo:rsid="000f7b96" officeooo:paragraph-rsid="000f7b96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4pt" officeooo:rsid="000f7b96" officeooo:paragraph-rsid="000f7b9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7b96" officeooo:paragraph-rsid="000f7b96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135</text:p>
      <text:p text:style-name="P1">Assigment 3 re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Mengtian Li (Astro)</text:p>
      <text:p text:style-name="P2">Nov. 5 2015</text:p>
      <text:p text:style-name="P1"/>
      <text:p text:style-name="P1"/>
      <text:p text:style-name="P1"/>
      <text:p text:style-name="P1"/>
      <text:p text:style-name="P3"><text:soft-page-break/>3.2</text:p>
      <text:p text:style-name="P5">The CS and NMI are stable across different initialization. (Although the graph seems deviates a lot, it is due to the scale of y is small)</text:p>
      <text:p text:style-name="P5">Their quality judgment are in agreement. </text:p>
      <text:p text:style-name="P5">The larger the data set and number of feature, the cluster scatter is larger and NMI is smaller</text:p>
      <text:p text:style-name="P4"/>
      <text:p text:style-name="P3">3.3</text:p>
      <text:p text:style-name="P6">Yes, because CS is smaller as k increases, but as k goes larger, the difference in CS per j increase is small. The results are consistent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README</text:p>
      <text:p text:style-name="P4"/>
      <text:p text:style-name="P4">3.1</text:p>
      <text:p text:style-name="P4">python Kmeans.py data k seed</text:p>
      <text:p text:style-name="P4">3.2</text:p>
      <text:p text:style-name="P4">sh pyscript3.2</text:p>
      <text:p text:style-name="P4">3.3</text:p>
      <text:p text:style-name="P4">sh pyscript3.3</text:p>
      <text:p text:style-name="P4"/>
      <text:p text:style-name="P4">I used Excel to plot and calculate the minimum for each k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tian Li</meta:initial-creator>
    <meta:creation-date>2015-11-05T13:14:28.683325386</meta:creation-date>
    <meta:printed-by>Mengtian Li</meta:printed-by>
    <meta:print-date>2015-11-05T13:25:47.043697602</meta:print-date>
    <dc:date>2015-11-05T13:26:11.765895720</dc:date>
    <dc:creator>Mengtian Li</dc:creator>
    <meta:editing-duration>P0D</meta:editing-duration>
    <meta:editing-cycles>1</meta:editing-cycles>
    <meta:document-statistic meta:table-count="0" meta:image-count="0" meta:object-count="0" meta:page-count="3" meta:paragraph-count="18" meta:word-count="114" meta:character-count="606" meta:non-whitespace-character-count="508"/>
    <meta:generator>LibreOffice/4.2.8.2$Linux_X86_64 LibreOffice_project/420$Build-2</meta:generator>
  </office:meta>
</office:document-meta>
</file>